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366in"/>
    </style:style>
    <style:style style:name="co2" style:family="table-column">
      <style:table-column-properties fo:break-before="auto" style:column-width="0.8307in"/>
    </style:style>
    <style:style style:name="co3" style:family="table-column">
      <style:table-column-properties fo:break-before="auto" style:column-width="0.672in"/>
    </style:style>
    <style:style style:name="co4" style:family="table-column">
      <style:table-column-properties fo:break-before="auto" style:column-width="3.8016in"/>
    </style:style>
    <style:style style:name="co5" style:family="table-column">
      <style:table-column-properties fo:break-before="auto" style:column-width="1.0835in"/>
    </style:style>
    <style:style style:name="co6" style:family="table-column">
      <style:table-column-properties fo:break-before="auto" style:column-width="2.1736in"/>
    </style:style>
    <style:style style:name="co7" style:family="table-column">
      <style:table-column-properties fo:break-before="auto" style:column-width="1.5508in"/>
    </style:style>
    <style:style style:name="co8" style:family="table-column">
      <style:table-column-properties fo:break-before="auto" style:column-width="1.5181in"/>
    </style:style>
    <style:style style:name="co9" style:family="table-column">
      <style:table-column-properties fo:break-before="auto" style:column-width="1.3654in"/>
    </style:style>
    <style:style style:name="co10" style:family="table-column">
      <style:table-column-properties fo:break-before="auto" style:column-width="0.9827in"/>
    </style:style>
    <style:style style:name="co11" style:family="table-column">
      <style:table-column-properties fo:break-before="auto" style:column-width="0.8925in"/>
    </style:style>
    <style:style style:name="ro1" style:family="table-row">
      <style:table-row-properties style:row-height="0.1772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8492in" fo:break-before="auto" style:use-optimal-row-height="true"/>
    </style:style>
    <style:style style:name="ro4" style:family="table-row">
      <style:table-row-properties style:row-height="1.0154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2173in" fo:break-before="auto" style:use-optimal-row-height="false"/>
    </style:style>
    <style:style style:name="ro8" style:family="table-row">
      <style:table-row-properties style:row-height="1.0256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0.839in" fo:break-before="auto" style:use-optimal-row-height="false"/>
    </style:style>
    <style:style style:name="ro11" style:family="table-row">
      <style:table-row-properties style:row-height="0.352in" fo:break-before="auto" style:use-optimal-row-height="true"/>
    </style:style>
    <style:style style:name="ro12" style:family="table-row">
      <style:table-row-properties style:row-height="0.1783in" fo:break-before="auto" style:use-optimal-row-height="true"/>
    </style:style>
    <style:style style:name="ro13" style:family="table-row">
      <style:table-row-properties style:row-height="0.2783in" fo:break-before="auto" style:use-optimal-row-height="true"/>
    </style:style>
    <style:style style:name="ta1" style:family="table" style:master-page-name="PageStyle_5f_original_20_sentences">
      <style:table-properties table:display="true" style:writing-mode="lr-tb"/>
    </style:style>
    <style:style style:name="ta2" style:family="table" style:master-page-name="PageStyle_5f_modified_20_sentences">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2"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cell-protect="none" style:print-content="true"/>
    </style:style>
    <style:style style:name="ce4"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automatic"/>
      <style:paragraph-properties fo:margin-left="0in" style:writing-mode="page"/>
    </style:style>
    <style:style style:name="ce5" style:family="table-cell" style:parent-style-name="Heading_20_1"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ce6"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riginal sentences" table:style-name="ta1" table:print="false">
        <office:forms form:automatic-focus="false" form:apply-design-mode="false"/>
        <table:table-column table:style-name="co1" table:default-cell-style-name="Default"/>
        <table:table-column table:style-name="co2" table:number-columns-repeated="5" table:default-cell-style-name="Default"/>
        <table:table-column table:style-name="co2" table:default-cell-style-name="ce1"/>
        <table:table-column table:style-name="co2" table:number-columns-repeated="3" table:default-cell-style-name="Default"/>
        <table:table-column table:style-name="co3" table:number-columns-repeated="246" table:default-cell-style-name="Default"/>
        <table:table-row table:style-name="ro1">
          <table:table-cell office:value-type="string">
            <text:p>sentence</text:p>
          </table:table-cell>
          <table:table-cell office:value-type="string">
            <text:p>class</text:p>
          </table:table-cell>
          <table:table-cell office:value-type="string">
            <text:p>term</text:p>
          </table:table-cell>
          <table:table-cell office:value-type="string">
            <text:p>np</text:p>
          </table:table-cell>
          <table:table-cell office:value-type="string">
            <text:p>class</text:p>
          </table:table-cell>
          <table:table-cell office:value-type="string">
            <text:p>term</text:p>
          </table:table-cell>
          <table:table-cell office:value-type="string">
            <text:p>np</text:p>
          </table:table-cell>
          <table:table-cell office:value-type="string">
            <text:p>class</text:p>
          </table:table-cell>
          <table:table-cell office:value-type="string">
            <text:p>term</text:p>
          </table:table-cell>
          <table:table-cell office:value-type="string">
            <text:p>np</text:p>
          </table:table-cell>
          <table:table-cell table:number-columns-repeated="246"/>
        </table:table-row>
        <table:table-row table:style-name="ro1">
          <table:table-cell office:value-type="string">
            <text:p>Black holes are infamous for wreaking havoc in their immediate neighborhoods, said Neil deGrasse Tyson, an astrophysicist with the American Museum of Natural History who was not involved in the 3C321 research, but is an expert on black holes.</text:p>
          </table:table-cell>
          <table:table-cell office:value-type="string">
            <text:p>CLASS:jobTitle</text:p>
          </table:table-cell>
          <table:table-cell office:value-type="string">
            <text:p>TERM:astrophysicist;21</text:p>
          </table:table-cell>
          <table:table-cell office:value-type="string">
            <text:p>NP:Neil deGrasse Tyson;18|Neil deGrasse Tyson, an astrophysicist;21</text:p>
          </table:table-cell>
          <table:table-cell office:value-type="string">
            <text:p>CLASS:nationality</text:p>
          </table:table-cell>
          <table:table-cell office:value-type="string">
            <text:p>TERM:american;24</text:p>
          </table:table-cell>
          <table:table-cell office:value-type="string">
            <text:p>NP:Museum of Natural History;28|American Museum of Natural History;28</text:p>
          </table:table-cell>
          <table:table-cell table:number-columns-repeated="249"/>
        </table:table-row>
        <table:table-row table:style-name="ro1">
          <table:table-cell office:value-type="string">
            <text:p>John Arterberry, executive deputy chief of the fraud section in the Justice Department, said federal prosecutors and the FBI had made progress on mortgage fraud.</text:p>
          </table:table-cell>
          <table:table-cell office:value-type="string">
            <text:p>CLASS:jobTitle</text:p>
          </table:table-cell>
          <table:table-cell office:value-type="string">
            <text:p>TERM:executive deputy chief;6</text:p>
          </table:table-cell>
          <table:table-cell office:value-type="string">
            <text:p>NP:John Arterberry;2|John Arterberry, executive deputy chief;6|John Arterberry, executive deputy chief of the fraud section in the Justice Department:14</text:p>
          </table:table-cell>
          <table:table-cell table:number-columns-repeated="252"/>
        </table:table-row>
        <table:table-row table:style-name="ro1">
          <table:table-cell office:value-type="string">
            <text:p>It remains to be seen just how effective a cluster of people in their 20s can be at reinventing what the French critic Andre Bazin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3</text:p>
          </table:table-cell>
          <table:table-cell office:value-type="string">
            <text:p>NP:Andre Bazin;25|critic Andre Bazin;25|French critic Andre Bazin;25</text:p>
          </table:table-cell>
          <table:table-cell office:value-type="string">
            <text:p>CLASS:nationality</text:p>
          </table:table-cell>
          <table:table-cell office:value-type="string">
            <text:p>TERM:french;22</text:p>
          </table:table-cell>
          <table:table-cell office:value-type="string">
            <text:p>NP:Andre Bazin;25|critic Andre Bazin;25|French critic Andre Bazin;25</text:p>
          </table:table-cell>
          <table:table-cell table:number-columns-repeated="249"/>
        </table:table-row>
        <table:table-row table:style-name="ro1">
          <table:table-cell office:value-type="string">
            <text:p>Three months of tourism can't be spread out over the entire year, said Petra Koepke-Eberler, 48, a music teacher here.</text:p>
          </table:table-cell>
          <table:table-cell office:value-type="string">
            <text:p>CLASS:jobTitle</text:p>
          </table:table-cell>
          <table:table-cell office:value-type="string">
            <text:p>TERM:music teacher;25</text:p>
          </table:table-cell>
          <table:table-cell office:value-type="string">
            <text:p>NP:Petra Koepke-Eberler;19|Petra Koepke-Eberler, 48, a music teacher;25</text:p>
          </table:table-cell>
          <table:table-cell table:number-columns-repeated="252"/>
        </table:table-row>
        <table:table-row table:style-name="ro1">
          <table:table-cell office:value-type="string">
            <text:p>Madame Violetta, a classical singing teacher,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office:value-type="string">
            <text:p>NP:Violetta;2|Madame Violetta;2|Madame Violetta, a classical singing teacher;7</text:p>
          </table:table-cell>
          <table:table-cell table:number-columns-repeated="252"/>
        </table:table-row>
        <table:table-row table:style-name="ro1">
          <table:table-cell office:value-type="string">
            <text:p>Speaking with Bush at a news conference, Chinese President Hu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0</text:p>
          </table:table-cell>
          <table:table-cell office:value-type="string">
            <text:p>NP:Hu;8|President Hu;8|Chinese President Hu;8</text:p>
          </table:table-cell>
          <table:table-cell office:value-type="string">
            <text:p>CLASS:nationality</text:p>
          </table:table-cell>
          <table:table-cell office:value-type="string">
            <text:p>TERM:chinese;9</text:p>
          </table:table-cell>
          <table:table-cell office:value-type="string">
            <text:p>NP:Hu;8|President Hu;8|Chinese President Hu;8</text:p>
          </table:table-cell>
          <table:table-cell table:number-columns-repeated="249"/>
        </table:table-row>
        <table:table-row table:style-name="ro1">
          <table:table-cell office:value-type="string">
            <text:p>Oscar Emmanuel Peterson was born in the poor St. Antoine district of Montreal on Aug. 15, 1925, one of five children of Daniel Peterson, a West Indian immigrant, and the former Olivia John, whom Daniel had met in Montreal. </text:p>
          </table:table-cell>
          <table:table-cell office:value-type="string">
            <text:p>CLASS:nationality</text:p>
          </table:table-cell>
          <table:table-cell office:value-type="string">
            <text:p>TERM:west indian;30</text:p>
          </table:table-cell>
          <table:table-cell office:value-type="string">
            <text:p>NP:immigrant;31|West Indian immigrant;31|Daniel Peterson;26|Daniel Peterson, a West Indian;30|Daniel Peterson, a West Indian immigrant;31</text:p>
          </table:table-cell>
          <table:table-cell table:number-columns-repeated="252"/>
        </table:table-row>
        <table:table-row table:style-name="ro1">
          <table:table-cell office:value-type="string">
            <text:p>Daniel Peterson worked as a sleeping car porter on the Canadian Pacific Railway and had taught himself how to play the organ before he landed in Halifax, Nova Scotia, in 1917. Peterson's mother, who also had roots in the Caribbean, encouraged Oscar to study music.</text:p>
          </table:table-cell>
          <table:table-cell office:value-type="string">
            <text:p>CLASS:nationality</text:p>
          </table:table-cell>
          <table:table-cell office:value-type="string">
            <text:p>TERM:canadian;11</text:p>
          </table:table-cell>
          <table:table-cell office:value-type="string">
            <text:p>NP:Pacific Railway;13|Canadian Pacific Railway;13</text:p>
          </table:table-cell>
          <table:table-cell table:number-columns-repeated="252"/>
        </table:table-row>
        <table:table-row table:style-name="ro1">
          <table:table-cell office:value-type="string">
            <text:p>The rest of the movie is pretty much mayhem, with the Spartan soldiers fighting off all the troops (plus a few creatures that seem to have wandered in from Middle-earth) under the command of Persian Emperor Xerxes (Brazil's Rodrigo Santoro, from TV's "Lost").</text:p>
          </table:table-cell>
          <table:table-cell office:value-type="string">
            <text:p>CLASS:nationality</text:p>
          </table:table-cell>
          <table:table-cell office:value-type="string">
            <text:p>TERM:persian;38</text:p>
          </table:table-cell>
          <table:table-cell office:value-type="string">
            <text:p>NP:Xerxes;40|Emperor Xerxes;40|Persian Emperor Xerxes;40|Persian Emperor Xerxes (Brazil's Rodrigo Santoro, from TV's "Lost");53</text:p>
          </table:table-cell>
          <table:table-cell office:value-type="string">
            <text:p>TERM:brazil</text:p>
          </table:table-cell>
          <table:table-cell office:value-type="string">
            <text:p>NP:Santoro;45|Rodrigo Santoro;45|Brazil's Rodrigo Santoro;45</text:p>
          </table:table-cell>
          <table:table-cell table:number-columns-repeated="250"/>
        </table:table-row>
        <table:table-row table:style-name="ro1">
          <table:table-cell office:value-type="string">
            <text:p>Up close, interior marble surfaces still glow with flowers made of inlaid precious stones, while the lovely giant squiggles of stylized Persian calligraphy on the outside walls put the letters of our dowdy Roman alphabet to shame.</text:p>
          </table:table-cell>
          <table:table-cell office:value-type="string">
            <text:p>CLASS:nationality</text:p>
          </table:table-cell>
          <table:table-cell office:value-type="string">
            <text:p>TERM:persian;24</text:p>
          </table:table-cell>
          <table:table-cell office:value-type="string">
            <text:p>NP:calligraphy;25|Persian calligraphy;25|calligraphy on the outside walls;29|Persian calligraphy on the outside walls;29</text:p>
          </table:table-cell>
          <table:table-cell table:number-columns-repeated="252"/>
        </table:table-row>
        <table:table-row table:style-name="ro1">
          <table:table-cell office:value-type="string">
            <text:p>An Army division commander during the 1990-91 Persian Gulf War, he told the Billings Gazette in Montana in January that President Bush's decision to increase US forces in Baghdad "is too late."</text:p>
          </table:table-cell>
          <table:table-cell office:value-type="string">
            <text:p>CLASS:jobTitle</text:p>
          </table:table-cell>
          <table:table-cell office:value-type="string">
            <text:p>TERM:president;22</text:p>
          </table:table-cell>
          <table:table-cell office:value-type="string">
            <text:p>NP:Bush;23|President Bush;23</text:p>
          </table:table-cell>
          <table:table-cell office:value-type="string">
            <text:p>CLASS:nationality</text:p>
          </table:table-cell>
          <table:table-cell office:value-type="string">
            <text:p>TERM:persian;8</text:p>
          </table:table-cell>
          <table:table-cell office:value-type="string">
            <text:p>NP:War;10|Gulf War;10|Persian Gulf War;10</text:p>
          </table:table-cell>
          <table:table-cell table:number-columns-repeated="249"/>
        </table:table-row>
        <table:table-row table:style-name="ro1">
          <table:table-cell office:value-type="string">
            <text:p>I don't want to lead someone astray, he says as he contemplates for the first time in his life voting for a Mormon -- Mitt Romney -- for president.</text:p>
          </table:table-cell>
          <table:table-cell office:value-type="string">
            <text:p>CLASS:religion</text:p>
          </table:table-cell>
          <table:table-cell office:value-type="string">
            <text:p>TERM:mormon;27</text:p>
          </table:table-cell>
          <table:table-cell office:value-type="string">
            <text:p>NP:Romney;30|Mitt Romney;30|a Mormon -- Mitt Romney;30</text:p>
          </table:table-cell>
          <table:table-cell table:number-columns-repeated="252"/>
        </table:table-row>
        <table:table-row table:style-name="ro1">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one who would be the first Mormon president (Mitt Romney).</text:p>
          </table:table-cell>
          <table:table-cell office:value-type="string">
            <text:p>CLASS:religion</text:p>
          </table:table-cell>
          <table:table-cell office:value-type="string">
            <text:p>TERM:mormon;56</text:p>
          </table:table-cell>
          <table:table-cell office:value-type="string">
            <text:p>NP:Mormon president;57|the first Mormon president;57|Romney;60|Mitt Romney;60|Mormon president (Mitt Romney);61|the first Mormon president (Mitt Romney);61</text:p>
          </table:table-cell>
          <table:table-cell table:number-columns-repeated="252"/>
        </table:table-row>
        <table:table-row table:style-name="ro1">
          <table:table-cell office:value-type="string">
            <text:p>Instead of being solicited by beggars, Geyer found himself the recipient of gifts: fruit, and dye to smear on his hands and face, as people celebrated the Hindu festival of Holi.</text:p>
          </table:table-cell>
          <table:table-cell office:value-type="string">
            <text:p>CLASS:religion</text:p>
          </table:table-cell>
          <table:table-cell office:value-type="string">
            <text:p>TERM:hindu:32</text:p>
          </table:table-cell>
          <table:table-cell office:value-type="string">
            <text:p>NP:Holi;35|festival of Holi;35|Hindu festival of Holi;35</text:p>
          </table:table-cell>
          <table:table-cell table:number-columns-repeated="252"/>
        </table:table-row>
        <table:table-row table:style-name="ro1">
          <table:table-cell office:value-type="string">
            <text:p>Both Warduni and a Christian community leader, Iyad al-Ashouri, accused the Iraqi government, notably the Ministry of Defense, of belittling the extent of the crisis in Mosul.</text:p>
          </table:table-cell>
          <table:table-cell office:value-type="string">
            <text:p>CLASS:religion</text:p>
          </table:table-cell>
          <table:table-cell office:value-type="string">
            <text:p>TERM:christian;5</text:p>
          </table:table-cell>
          <table:table-cell office:value-type="string">
            <text:p>NP:Iyad al-Ashouri;10|community leader, Iyal al-Ashouri;10|Christian community leader;7|Christian community leader, Iyal al-Ashouri</text:p>
          </table:table-cell>
          <table:table-cell office:value-type="string">
            <text:p>CLASS:jobTitle</text:p>
          </table:table-cell>
          <table:table-cell office:value-type="string">
            <text:p>TERM:leader;7</text:p>
          </table:table-cell>
          <table:table-cell office:value-type="string">
            <text:p>NP:Iyad al-Ashouri;10|community leader, Iyal al-Ashouri;10|Christian community leader;7|Christian community leader, Iyal al-Ashouri</text:p>
          </table:table-cell>
          <table:table-cell table:style-name="ce1" office:value-type="string">
            <text:p>CLASS:nationality</text:p>
          </table:table-cell>
          <table:table-cell office:value-type="string">
            <text:p>TERM:iraqi;14</text:p>
          </table:table-cell>
          <table:table-cell office:value-type="string">
            <text:p>NP:government;15|Iraqi government;15|the Iraqi government;15</text:p>
          </table:table-cell>
          <table:table-cell table:number-columns-repeated="246"/>
        </table:table-row>
        <table:table-row table:style-name="ro1">
          <table:table-cell office:value-type="string">
            <text:p>He raised money from wealthy Americans, including Henry Luce, the founder of Time and Life magazines, and in 1919 founded and served as president of Yenching University, a Christian institution whose idyllic campus now is the site of Peking University.</text:p>
          </table:table-cell>
          <table:table-cell office:value-type="string">
            <text:p>CLASS:religion</text:p>
          </table:table-cell>
          <table:table-cell office:value-type="string">
            <text:p>TERM:christian</text:p>
          </table:table-cell>
          <table:table-cell office:value-type="string">
            <text:p>NP:Yenching University;30|Christian institution;34|Yenching University, a Christian institution;34</text:p>
          </table:table-cell>
          <table:table-cell table:number-columns-repeated="252"/>
        </table:table-row>
        <table:table-row table:style-name="ro1">
          <table:table-cell office:value-type="string">
            <text:p>A change of borders today is not threatening God's sovereignty or God's promises, said Susan Michael, the U.S. director of the International Christian Embassy Jerusalem.</text:p>
          </table:table-cell>
          <table:table-cell office:value-type="string">
            <text:p>CLASS:nationality</text:p>
          </table:table-cell>
          <table:table-cell office:value-type="string">
            <text:p>TERM:u.s.;24</text:p>
          </table:table-cell>
          <table:table-cell office:value-type="string">
            <text:p>NP:Susan Michael;21|Susan Michael, the U.S. director;25|Susan Michael, the U.S. director of the International Christian Embassey Jerusalem;31|the U.S. director;25|the U.S. director of the International Christian Embassey Jerusalem;31</text:p>
          </table:table-cell>
          <table:table-cell office:value-type="string">
            <text:p>CLASS:religion</text:p>
          </table:table-cell>
          <table:table-cell office:value-type="string">
            <text:p>TERM:christian;29</text:p>
          </table:table-cell>
          <table:table-cell office:value-type="string">
            <text:p>NP:the International Christian Embassy Jerusalem;31</text:p>
          </table:table-cell>
          <table:table-cell table:number-columns-repeated="249"/>
        </table:table-row>
        <table:table-row table:style-name="ro1" table:number-rows-repeated="1048557">
          <table:table-cell table:number-columns-repeated="256"/>
        </table:table-row>
        <table:table-row table:style-name="ro1">
          <table:table-cell table:number-columns-repeated="256"/>
        </table:table-row>
        <table:named-expressions/>
      </table:table>
      <table:table table:name="modified sentences" table:style-name="ta2" table:print="false">
        <office:forms form:automatic-focus="false" form:apply-design-mode="false"/>
        <table:table-column table:style-name="co4" table:default-cell-style-name="ce4"/>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3" table:default-cell-style-name="ce3"/>
        <table:table-column table:style-name="co3" table:number-columns-repeated="245" table:default-cell-style-name="Default"/>
        <table:table-row table:style-name="ro2">
          <table:table-cell table:style-name="ce2" office:value-type="string">
            <text:p>sentence</text:p>
          </table:table-cell>
          <table:table-cell table:style-name="ce6" office:value-type="string">
            <text:p>class</text:p>
          </table:table-cell>
          <table:table-cell table:style-name="ce6" office:value-type="string">
            <text:p>term</text:p>
          </table:table-cell>
          <table:table-cell table:style-name="ce6" office:value-type="string">
            <text:p>class</text:p>
          </table:table-cell>
          <table:table-cell table:style-name="ce6" office:value-type="string">
            <text:p>term</text:p>
          </table:table-cell>
          <table:table-cell table:style-name="ce6" office:value-type="string">
            <text:p>class</text:p>
          </table:table-cell>
          <table:table-cell table:style-name="ce6" office:value-type="string">
            <text:p>term</text:p>
          </table:table-cell>
          <table:table-cell table:number-columns-repeated="246"/>
        </table:table-row>
        <table:table-row table:style-name="ro2">
          <table:table-cell table:style-name="ce3" office:value-type="string">
            <text:p>Black holes are infamous for wreaking havoc in their immediate neighborhoods, said Neil deGrasse Tyson, an astrophysicist with the American Museum of Natural History who was not involved in the 3C321 research, but is an expert on black holes.</text:p>
          </table:table-cell>
          <table:table-cell office:value-type="string">
            <text:p>CLASS:jobTitle</text:p>
          </table:table-cell>
          <table:table-cell office:value-type="string">
            <text:p>TERM:astrophysicist;21</text:p>
          </table:table-cell>
          <table:table-cell table:number-columns-repeated="250"/>
        </table:table-row>
        <table:table-row table:style-name="ro3">
          <table:table-cell table:style-name="ce2" office:value-type="string">
            <text:p>Black holes are infamous for wreaking havoc in their immediate neighborhoods, said Neil deGrasse Tyson, the American Museum of Natural History's chief astrophysicist, who was not involved in the 3C321 research, but is an expert on black holes.</text:p>
          </table:table-cell>
          <table:table-cell table:style-name="ce6" office:value-type="string">
            <text:p>CLASS:jobTitle</text:p>
          </table:table-cell>
          <table:table-cell table:style-name="ce6" office:value-type="string">
            <text:p>TERM:astrophysicist;21</text:p>
          </table:table-cell>
          <table:table-cell table:style-name="ce6" table:number-columns-repeated="4"/>
          <table:table-cell table:number-columns-repeated="246"/>
        </table:table-row>
        <table:table-row table:style-name="ro3">
          <table:table-cell table:style-name="ce2" office:value-type="string">
            <text:p>Black holes are infamous for wreaking havoc in their immediate neighborhoods, said astrophysicist Neil deGrasse Tyson with the American Museum of Natural History who was not involved in the 3C321 research, but is an expert on black holes.</text:p>
          </table:table-cell>
          <table:table-cell table:style-name="ce6" office:value-type="string">
            <text:p>CLASS:jobTitle</text:p>
          </table:table-cell>
          <table:table-cell table:style-name="ce6" office:value-type="string">
            <text:p>TERM:astrophysicist;16</text:p>
          </table:table-cell>
          <table:table-cell table:style-name="ce6" table:number-columns-repeated="4"/>
          <table:table-cell table:number-columns-repeated="246"/>
        </table:table-row>
        <table:table-row table:style-name="ro4">
          <table:table-cell table:style-name="ce2" office:value-type="string">
            <text:p>Black holes are infamous for wreaking havoc in their immediate neighborhoods, said Neil deGrasse Tyson, who was recently appointed as astrophysicist with the American Museum of Natural History and who was not involved in the 3C321 research, but is an expert on black holes.</text:p>
          </table:table-cell>
          <table:table-cell table:style-name="ce6" office:value-type="string">
            <text:p>CLASS:jobTitle</text:p>
          </table:table-cell>
          <table:table-cell table:style-name="ce6" office:value-type="string">
            <text:p>TERM:astrophysicist;21</text:p>
          </table:table-cell>
          <table:table-cell table:style-name="ce6" table:number-columns-repeated="4"/>
          <table:table-cell table:number-columns-repeated="246"/>
        </table:table-row>
        <table:table-row table:style-name="ro3">
          <table:table-cell table:style-name="ce2" office:value-type="string">
            <text:p>Black holes are infamous for wreaking havoc in their immediate neighborhoods, said an astrophysicist, Neil deGrasse Tyson, with the American Museum of Natural History who was not involved in the 3C321 research, but is an expert on black holes.</text:p>
          </table:table-cell>
          <table:table-cell table:style-name="ce6" office:value-type="string">
            <text:p>CLASS:jobTitle</text:p>
          </table:table-cell>
          <table:table-cell table:style-name="ce6" office:value-type="string">
            <text:p>TERM:astrophysicist;18</text:p>
          </table:table-cell>
          <table:table-cell table:style-name="ce6" table:number-columns-repeated="4"/>
          <table:table-cell table:number-columns-repeated="246"/>
        </table:table-row>
        <table:table-row table:style-name="ro3">
          <table:table-cell table:style-name="ce2" office:value-type="string">
            <text:p>Black holes are infamous for wreaking havoc in their immediate neighborhoods, said Neil deGrasse Tyson (an astrophysicist with the American Museum of Natural History) who was not involved in the 3C321 research, but is an expert on black holes.</text:p>
          </table:table-cell>
          <table:table-cell table:style-name="ce6" office:value-type="string">
            <text:p>CLASS:jobTitle</text:p>
          </table:table-cell>
          <table:table-cell table:style-name="ce6" office:value-type="string">
            <text:p>TERM:astrophysicist;21</text:p>
          </table:table-cell>
          <table:table-cell table:style-name="ce6" table:number-columns-repeated="4"/>
          <table:table-cell table:number-columns-repeated="246"/>
        </table:table-row>
        <table:table-row table:style-name="ro2">
          <table:table-cell table:style-name="ce3" office:value-type="string">
            <text:p>John Arterberry, executive deputy chief of the fraud section in the Justice Department, said federal prosecutors and the FBI had made progress on mortgage fraud.</text:p>
          </table:table-cell>
          <table:table-cell office:value-type="string">
            <text:p>CLASS:jobTitle</text:p>
          </table:table-cell>
          <table:table-cell office:value-type="string">
            <text:p>TERM:executive deputy chief;6</text:p>
          </table:table-cell>
          <table:table-cell table:number-columns-repeated="250"/>
        </table:table-row>
        <table:table-row table:style-name="ro5">
          <table:table-cell table:style-name="ce2" office:value-type="string">
            <text:p>Executive deputy chief John Arterberry of the fraud section in the Justice Department, said federal prosecutors and the FBI had made progress on mortgage fraud.</text:p>
          </table:table-cell>
          <table:table-cell table:style-name="ce6" office:value-type="string">
            <text:p>CLASS:jobTitle</text:p>
          </table:table-cell>
          <table:table-cell table:style-name="ce6" office:value-type="string">
            <text:p>TERM:executive deputy chief;3</text:p>
          </table:table-cell>
          <table:table-cell table:style-name="ce6" table:number-columns-repeated="4"/>
          <table:table-cell table:number-columns-repeated="246"/>
        </table:table-row>
        <table:table-row table:style-name="ro6">
          <table:table-cell table:style-name="ce2" office:value-type="string">
            <text:p>John Arterberry, recently appointed by Obama as executive deputy chief of the fraud section in the Justice Department, said federal prosecutors and the FBI had made progress on mortgage fraud.</text:p>
          </table:table-cell>
          <table:table-cell table:style-name="ce6" office:value-type="string">
            <text:p>CLASS:jobTitle</text:p>
          </table:table-cell>
          <table:table-cell table:style-name="ce6" office:value-type="string">
            <text:p>TERM:executive deputy chief;11</text:p>
          </table:table-cell>
          <table:table-cell table:style-name="ce6" table:number-columns-repeated="4"/>
          <table:table-cell table:number-columns-repeated="246"/>
        </table:table-row>
        <table:table-row table:style-name="ro6">
          <table:table-cell table:style-name="ce2" office:value-type="string">
            <text:p>John Arterberry, in his role as executive deputy chief of the fraud section in the Justice Department, said federal prosecutors and the FBI had made progress on mortgage fraud.</text:p>
          </table:table-cell>
          <table:table-cell table:style-name="ce6" office:value-type="string">
            <text:p>CLASS:jobTitle</text:p>
          </table:table-cell>
          <table:table-cell table:style-name="ce6" office:value-type="string">
            <text:p>TERM:executive deputy chief;10</text:p>
          </table:table-cell>
          <table:table-cell table:style-name="ce6" table:number-columns-repeated="4"/>
          <table:table-cell table:number-columns-repeated="246"/>
        </table:table-row>
        <table:table-row table:style-name="ro5">
          <table:table-cell table:style-name="ce2" office:value-type="string">
            <text:p>John Arterberry, acting executive deputy chief of the fraud section in the Justice Department, said federal prosecutors and the FBI had made progress on mortgage fraud.</text:p>
          </table:table-cell>
          <table:table-cell table:style-name="ce6" office:value-type="string">
            <text:p>CLASS:jobTitle</text:p>
          </table:table-cell>
          <table:table-cell table:style-name="ce6" office:value-type="string">
            <text:p>TERM:executive deputy chief;7</text:p>
          </table:table-cell>
          <table:table-cell table:style-name="ce6" table:number-columns-repeated="4"/>
          <table:table-cell table:number-columns-repeated="246"/>
        </table:table-row>
        <table:table-row table:style-name="ro6">
          <table:table-cell table:style-name="ce2" office:value-type="string">
            <text:p>Acting executive deputy chief of the fraud section in the Justice Department John Arterberry said federal prosecutors and the FBI had made progress on mortgage fraud.</text:p>
          </table:table-cell>
          <table:table-cell table:style-name="ce6" office:value-type="string">
            <text:p>CLASS:jobTitle</text:p>
          </table:table-cell>
          <table:table-cell table:style-name="ce6" office:value-type="string">
            <text:p>TERM:executive deputy chief;4</text:p>
          </table:table-cell>
          <table:table-cell table:style-name="ce6" table:number-columns-repeated="4"/>
          <table:table-cell table:number-columns-repeated="246"/>
        </table:table-row>
        <table:table-row table:style-name="ro7">
          <table:table-cell table:style-name="ce3" office:value-type="string">
            <text:p>It remains to be seen just how effective a cluster of people in their 20s can be at reinventing what the French critic Andre Bazin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3</text:p>
          </table:table-cell>
          <table:table-cell office:value-type="string">
            <text:p>CLASS:nationality</text:p>
          </table:table-cell>
          <table:table-cell office:value-type="string">
            <text:p>TERM:french;22</text:p>
          </table:table-cell>
          <table:table-cell table:number-columns-repeated="248"/>
        </table:table-row>
        <table:table-row table:style-name="ro8">
          <table:table-cell office:value-type="string">
            <text:p>It remains to be seen just how effective a cluster of people in their 20s can be at reinventing what Andre Bazin, the French critic who was well known in his time,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6</text:p>
          </table:table-cell>
          <table:table-cell office:value-type="string">
            <text:p>CLASS:nationality</text:p>
          </table:table-cell>
          <table:table-cell office:value-type="string">
            <text:p>TERM:french;25</text:p>
          </table:table-cell>
          <table:table-cell table:number-columns-repeated="248"/>
        </table:table-row>
        <table:table-row table:style-name="ro9">
          <table:table-cell office:value-type="string">
            <text:p>It remains to be seen just how effective a cluster of people in their 20s can be at reinventing what Andre Bazin, the community's favorite French critic,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9</text:p>
          </table:table-cell>
          <table:table-cell office:value-type="string">
            <text:p>CLASS:nationality</text:p>
          </table:table-cell>
          <table:table-cell office:value-type="string">
            <text:p>TERM:french;28</text:p>
          </table:table-cell>
          <table:table-cell table:number-columns-repeated="248"/>
        </table:table-row>
        <table:table-row table:style-name="ro3">
          <table:table-cell office:value-type="string">
            <text:p>It remains to be seen just how effective a cluster of people in their 20s can be at reinventing what Andre Bazin, who became a French critic,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8</text:p>
          </table:table-cell>
          <table:table-cell office:value-type="string">
            <text:p>CLASS:nationality</text:p>
          </table:table-cell>
          <table:table-cell office:value-type="string">
            <text:p>TERM:french;27</text:p>
          </table:table-cell>
          <table:table-cell table:number-columns-repeated="248"/>
        </table:table-row>
        <table:table-row table:style-name="ro4">
          <table:table-cell office:value-type="string">
            <text:p>It remains to be seen just how effective a cluster of people in their 20s can be at reinventing what the French critic, Andre Bazin, who was well known in his time,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3</text:p>
          </table:table-cell>
          <table:table-cell office:value-type="string">
            <text:p>CLASS:nationality</text:p>
          </table:table-cell>
          <table:table-cell office:value-type="string">
            <text:p>TERM:french;22</text:p>
          </table:table-cell>
          <table:table-cell table:number-columns-repeated="248"/>
        </table:table-row>
        <table:table-row table:style-name="ro10">
          <table:table-cell office:value-type="string">
            <text:p>It remains to be seen just how effective a cluster of people in their 20s can be at reinventing what the critic Andre Bazin, a French native,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2</text:p>
          </table:table-cell>
          <table:table-cell office:value-type="string">
            <text:p>CLASS:nationality</text:p>
          </table:table-cell>
          <table:table-cell office:value-type="string">
            <text:p>TERM:french;27</text:p>
          </table:table-cell>
          <table:table-cell table:number-columns-repeated="248"/>
        </table:table-row>
        <table:table-row table:style-name="ro11">
          <table:table-cell office:value-type="string">
            <text:p>Three months of tourism can't be spread out over the entire year, said Petra Koepke-Eberler, 48, a music teacher here.</text:p>
          </table:table-cell>
          <table:table-cell office:value-type="string">
            <text:p>CLASS:jobTitle</text:p>
          </table:table-cell>
          <table:table-cell office:value-type="string">
            <text:p>TERM:music teacher;25</text:p>
          </table:table-cell>
          <table:table-cell table:number-columns-repeated="250"/>
        </table:table-row>
        <table:table-row table:style-name="ro11">
          <table:table-cell office:value-type="string">
            <text:p>Three months of tourism can't be spread out over the entire year, said music teacher Petra Koepke-Eberler.</text:p>
          </table:table-cell>
          <table:table-cell office:value-type="string">
            <text:p>CLASS:jobTitle</text:p>
          </table:table-cell>
          <table:table-cell office:value-type="string">
            <text:p>TERM:music teacher;19</text:p>
          </table:table-cell>
          <table:table-cell table:number-columns-repeated="250"/>
        </table:table-row>
        <table:table-row table:style-name="ro11">
          <table:table-cell office:value-type="string">
            <text:p>Three months of tourism can't be spread out over the entire year, said a local music teacher, Petra Koepke-Eberler.</text:p>
          </table:table-cell>
          <table:table-cell office:value-type="string">
            <text:p>CLASS:jobTitle</text:p>
          </table:table-cell>
          <table:table-cell office:value-type="string">
            <text:p>TERM:music teacher;21</text:p>
          </table:table-cell>
          <table:table-cell table:number-columns-repeated="250"/>
        </table:table-row>
        <table:table-row table:style-name="ro5">
          <table:table-cell office:value-type="string">
            <text:p>Three months of tourism can't be spread out over the entire year, said Petra Koepke-Eberler, 48, once a music teacher here.</text:p>
          </table:table-cell>
          <table:table-cell office:value-type="string">
            <text:p>CLASS:jobTitle</text:p>
          </table:table-cell>
          <table:table-cell office:value-type="string">
            <text:p>TERM:music teacher;26</text:p>
          </table:table-cell>
          <table:table-cell table:number-columns-repeated="250"/>
        </table:table-row>
        <table:table-row table:style-name="ro5">
          <table:table-cell office:value-type="string">
            <text:p>Petra Koepke-Eberler, 48, a music teacher here, said, "Three months of tourism can't be spread out over the entire year."</text:p>
          </table:table-cell>
          <table:table-cell office:value-type="string">
            <text:p>CLASS:jobTitle</text:p>
          </table:table-cell>
          <table:table-cell office:value-type="string">
            <text:p>TERM:music teacher;8</text:p>
          </table:table-cell>
          <table:table-cell table:number-columns-repeated="250"/>
        </table:table-row>
        <table:table-row table:style-name="ro11">
          <table:table-cell office:value-type="string">
            <text:p>Petra Koepke-Eberler (a music teacher) said, "Three months of tourism can't be spread out over the entire year."</text:p>
          </table:table-cell>
          <table:table-cell office:value-type="string">
            <text:p>CLASS:jobTitle</text:p>
          </table:table-cell>
          <table:table-cell office:value-type="string">
            <text:p>TERM:music teacher;26</text:p>
          </table:table-cell>
          <table:table-cell table:number-columns-repeated="250"/>
        </table:table-row>
        <table:table-row table:style-name="ro6">
          <table:table-cell office:value-type="string">
            <text:p>Madame Violetta, a classical singing teacher,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table:number-columns-repeated="250"/>
        </table:table-row>
        <table:table-row table:style-name="ro6">
          <table:table-cell office:value-type="string">
            <text:p>Classical singing teacher Madame Violetta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3</text:p>
          </table:table-cell>
          <table:table-cell table:number-columns-repeated="250"/>
        </table:table-row>
        <table:table-row table:style-name="ro6">
          <table:table-cell office:value-type="string">
            <text:p>Madame Violetta, who recently became a classical singing teacher,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10</text:p>
          </table:table-cell>
          <table:table-cell table:number-columns-repeated="250"/>
        </table:table-row>
        <table:table-row table:style-name="ro6">
          <table:table-cell office:value-type="string">
            <text:p>Madame Violetta, a classical singing teacher who recently got her job,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table:number-columns-repeated="250"/>
        </table:table-row>
        <table:table-row table:style-name="ro6">
          <table:table-cell office:value-type="string">
            <text:p>Madame Violetta (a classical singing teacher)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table:number-columns-repeated="250"/>
        </table:table-row>
        <table:table-row table:style-name="ro6">
          <table:table-cell office:value-type="string">
            <text:p>Madame Violetta, a classical singing teacher, who now works at MusicWorks,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table:number-columns-repeated="250"/>
        </table:table-row>
        <table:table-row table:style-name="ro4">
          <table:table-cell office:value-type="string">
            <text:p>Speaking with Bush at a news conference, Chinese President Hu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0</text:p>
          </table:table-cell>
          <table:table-cell office:value-type="string">
            <text:p>CLASS:nationality</text:p>
          </table:table-cell>
          <table:table-cell office:value-type="string">
            <text:p>TERM:chinese;9</text:p>
          </table:table-cell>
          <table:table-cell table:number-columns-repeated="248"/>
        </table:table-row>
        <table:table-row table:style-name="ro4">
          <table:table-cell office:value-type="string">
            <text:p>Speaking with Bush at a news conference, Hu, the Chinese President,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3</text:p>
          </table:table-cell>
          <table:table-cell office:value-type="string">
            <text:p>CLASS:nationality</text:p>
          </table:table-cell>
          <table:table-cell office:value-type="string">
            <text:p>TERM:chinese;12</text:p>
          </table:table-cell>
          <table:table-cell table:number-columns-repeated="248"/>
        </table:table-row>
        <table:table-row table:style-name="ro4">
          <table:table-cell office:value-type="string">
            <text:p>Speaking with Bush at a news conference, Hu, Chinese President at the time,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2</text:p>
          </table:table-cell>
          <table:table-cell office:value-type="string">
            <text:p>CLASS:nationality</text:p>
          </table:table-cell>
          <table:table-cell office:value-type="string">
            <text:p>TERM:chinese;11</text:p>
          </table:table-cell>
          <table:table-cell table:number-columns-repeated="248"/>
        </table:table-row>
        <table:table-row table:style-name="ro4">
          <table:table-cell office:value-type="string">
            <text:p>Chinese President Hu, who was speaking with Bush at a news conference,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2</text:p>
          </table:table-cell>
          <table:table-cell office:value-type="string">
            <text:p>CLASS:nationality</text:p>
          </table:table-cell>
          <table:table-cell office:value-type="string">
            <text:p>TERM:chinese;1</text:p>
          </table:table-cell>
          <table:table-cell table:number-columns-repeated="248"/>
        </table:table-row>
        <table:table-row table:style-name="ro4">
          <table:table-cell office:value-type="string">
            <text:p>Speaking with Bush at a news conference, recently elected Chinese President Hu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2</text:p>
          </table:table-cell>
          <table:table-cell office:value-type="string">
            <text:p>CLASS:nationality</text:p>
          </table:table-cell>
          <table:table-cell office:value-type="string">
            <text:p>TERM:chinese;11</text:p>
          </table:table-cell>
          <table:table-cell table:number-columns-repeated="248"/>
        </table:table-row>
        <table:table-row table:style-name="ro4">
          <table:table-cell office:value-type="string">
            <text:p>Speaking with Bush at a news conference, Hu, the Chinese President, who was recently elected,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3</text:p>
          </table:table-cell>
          <table:table-cell office:value-type="string">
            <text:p>CLASS:nationality</text:p>
          </table:table-cell>
          <table:table-cell office:value-type="string">
            <text:p>TERM:chinese;12</text:p>
          </table:table-cell>
          <table:table-cell table:number-columns-repeated="248"/>
        </table:table-row>
        <table:table-row table:style-name="ro6">
          <table:table-cell office:value-type="string">
            <text:p>Oscar Emmanuel Peterson was born in the poor St. Antoine district of Montreal on Aug. 15, 1925, one of five children of Daniel Peterson, a West Indian immigrant, and the former Olivia John, whom Daniel had met in Montreal. </text:p>
          </table:table-cell>
          <table:table-cell office:value-type="string">
            <text:p>CLASS:nationality</text:p>
          </table:table-cell>
          <table:table-cell office:value-type="string">
            <text:p>TERM:west indian;30</text:p>
          </table:table-cell>
          <table:table-cell table:number-columns-repeated="250"/>
        </table:table-row>
        <table:table-row table:style-name="ro6">
          <table:table-cell office:value-type="string">
            <text:p>Oscar Emmanuel Peterson was born in the poor St. Antoine district of Montreal on Aug. 15, 1925, one of five children of West Indian immigrant Daniel Peterson, and the former Olivia John, whom Daniel had met in Montreal. </text:p>
          </table:table-cell>
          <table:table-cell office:value-type="string">
            <text:p>CLASS:nationality</text:p>
          </table:table-cell>
          <table:table-cell office:value-type="string">
            <text:p>TERM:west indian;27</text:p>
          </table:table-cell>
          <table:table-cell table:number-columns-repeated="250"/>
        </table:table-row>
        <table:table-row table:style-name="ro6">
          <table:table-cell office:value-type="string">
            <text:p>Oscar Emmanuel Peterson was one of five children of Daniel Peterson, a West Indian immigrant from the 1890s, and the former Olivia John, whom Daniel had met in Montreal. </text:p>
          </table:table-cell>
          <table:table-cell office:value-type="string">
            <text:p>CLASS:nationality</text:p>
          </table:table-cell>
          <table:table-cell office:value-type="string">
            <text:p>TERM:west indian;15</text:p>
          </table:table-cell>
          <table:table-cell table:number-columns-repeated="250"/>
        </table:table-row>
        <table:table-row table:style-name="ro3">
          <table:table-cell office:value-type="string">
            <text:p>Oscar Emmanuel Peterson was born in the poor St. Antoine district of Montreal on Aug. 15, 1925, one of five children of Daniel Peterson, a newly immigrated West Indian immigrant, and the former Olivia John, whom Daniel had met in Montreal. </text:p>
          </table:table-cell>
          <table:table-cell office:value-type="string">
            <text:p>CLASS:nationality</text:p>
          </table:table-cell>
          <table:table-cell office:value-type="string">
            <text:p>TERM:west indian;33</text:p>
          </table:table-cell>
          <table:table-cell table:number-columns-repeated="250"/>
        </table:table-row>
        <table:table-row table:style-name="ro3">
          <table:table-cell office:value-type="string">
            <text:p>Oscar Emmanuel Peterson was born in the poor St. Antoine district of Montreal on Aug. 15, 1925, one of five children of Daniel Peterson, a West Indian immigrant who recently immigrated, and the former Olivia John, whom Daniel had met in Montreal. </text:p>
          </table:table-cell>
          <table:table-cell office:value-type="string">
            <text:p>CLASS:nationality</text:p>
          </table:table-cell>
          <table:table-cell office:value-type="string">
            <text:p>TERM:west indian;31</text:p>
          </table:table-cell>
          <table:table-cell table:number-columns-repeated="250"/>
        </table:table-row>
        <table:table-row table:style-name="ro6">
          <table:table-cell office:value-type="string">
            <text:p>Oscar Emmanuel Peterson was born in the poor St. Antoine district of Montreal on Aug. 15, 1925, one of five children of Daniel Peterson (a West Indian immigrant) and the former Olivia John, whom Daniel had met in Montreal. </text:p>
          </table:table-cell>
          <table:table-cell office:value-type="string">
            <text:p>CLASS:nationality</text:p>
          </table:table-cell>
          <table:table-cell office:value-type="string">
            <text:p>TERM:west indian;31</text:p>
          </table:table-cell>
          <table:table-cell table:number-columns-repeated="250"/>
        </table:table-row>
        <table:table-row table:style-name="ro3">
          <table:table-cell office:value-type="string">
            <text:p>Daniel Peterson worked as a sleeping car porter on the Canadian Pacific Railway and had taught himself how to play the organ before he landed in Halifax, Nova Scotia, in 1917. Peterson's mother, who also had roots in the Caribbean, encouraged Oscar to study music.</text:p>
          </table:table-cell>
          <table:table-cell office:value-type="string">
            <text:p>CLASS:nationality</text:p>
          </table:table-cell>
          <table:table-cell office:value-type="string">
            <text:p>TERM:canadian;11</text:p>
          </table:table-cell>
          <table:table-cell table:style-name="Default" office:value-type="string">
            <text:p>CLASS:nationality</text:p>
          </table:table-cell>
          <table:table-cell office:value-type="string">
            <text:p>TERM:caribbean;45</text:p>
          </table:table-cell>
          <table:table-cell table:number-columns-repeated="248"/>
        </table:table-row>
        <table:table-row table:style-name="ro3">
          <table:table-cell office:value-type="string">
            <text:p>Daniel Peterson worked on the Canadian Pacific Railway as a sleeping car porter and had taught himself how to play the organ before he landed in Halifax, Nova Scotia, in 1917. Peterson's mother, who also grew up with Caribbean roots, encouraged Oscar to study music.</text:p>
          </table:table-cell>
          <table:table-cell office:value-type="string">
            <text:p>CLASS:nationality</text:p>
          </table:table-cell>
          <table:table-cell office:value-type="string">
            <text:p>TERM:canadian;6</text:p>
          </table:table-cell>
          <table:table-cell table:style-name="Default" office:value-type="string">
            <text:p>CLASS:nationality</text:p>
          </table:table-cell>
          <table:table-cell office:value-type="string">
            <text:p>TERM:caribbean;44</text:p>
          </table:table-cell>
          <table:table-cell table:number-columns-repeated="248"/>
        </table:table-row>
        <table:table-row table:style-name="ro3">
          <table:table-cell office:value-type="string">
            <text:p>Daniel Peterson, a sleeping car porter on the Canadian Pacific Railway, had taught himself how to play the organ before he landed in Halifax, Nova Scotia, in 1917. Peterson's mother, who also grew up with Caribbean roots, encouraged Oscar to study music.</text:p>
          </table:table-cell>
          <table:table-cell office:value-type="string">
            <text:p>CLASS:nationality</text:p>
          </table:table-cell>
          <table:table-cell office:value-type="string">
            <text:p>TERM:canadian;10</text:p>
          </table:table-cell>
          <table:table-cell table:style-name="Default" office:value-type="string">
            <text:p>CLASS:nationality</text:p>
          </table:table-cell>
          <table:table-cell office:value-type="string">
            <text:p>TERM:caribbean;43</text:p>
          </table:table-cell>
          <table:table-cell table:number-columns-repeated="248"/>
        </table:table-row>
        <table:table-row table:style-name="ro3">
          <table:table-cell office:value-type="string">
            <text:p>Daniel Peterson worked as a sleeping car porter on the Canadian Pacific Railway and had taught himself how to play the organ before he landed in Halifax, Nova Scotia, in 1917. Peterson's Caribbean mother, encouraged Oscar to study music.</text:p>
          </table:table-cell>
          <table:table-cell office:value-type="string">
            <text:p>CLASS:nationality</text:p>
          </table:table-cell>
          <table:table-cell office:value-type="string">
            <text:p>TERM:canadian;11</text:p>
          </table:table-cell>
          <table:table-cell table:style-name="Default" office:value-type="string">
            <text:p>CLASS:nationality</text:p>
          </table:table-cell>
          <table:table-cell office:value-type="string">
            <text:p>TERM:caribbean;37</text:p>
          </table:table-cell>
          <table:table-cell table:number-columns-repeated="248"/>
        </table:table-row>
        <table:table-row table:style-name="ro3">
          <table:table-cell office:value-type="string">
            <text:p>Daniel Peterson worked as a sleeping car porter on the Canadian Pacific Railway and had taught himself how to play the organ before he landed in Halifax, Nova Scotia, in 1917. Peterson's mother (who also had roots in the Caribbean) encouraged Oscar to study music.</text:p>
          </table:table-cell>
          <table:table-cell office:value-type="string">
            <text:p>CLASS:nationality</text:p>
          </table:table-cell>
          <table:table-cell office:value-type="string">
            <text:p>TERM:canadian;11</text:p>
          </table:table-cell>
          <table:table-cell table:style-name="Default" office:value-type="string">
            <text:p>CLASS:nationality</text:p>
          </table:table-cell>
          <table:table-cell office:value-type="string">
            <text:p>TERM:caribbean;45</text:p>
          </table:table-cell>
          <table:table-cell table:number-columns-repeated="248"/>
        </table:table-row>
        <table:table-row table:style-name="ro3">
          <table:table-cell office:value-type="string">
            <text:p>Daniel Peterson worked as a sleeping car porter on the Canadian Pacific Railway and had taught himself how to play the organ before he landed in Halifax, Nova Scotia, in 1917. Peterson's Caribbean rooted mother encouraged Oscar to study music.</text:p>
          </table:table-cell>
          <table:table-cell office:value-type="string">
            <text:p>CLASS:nationality</text:p>
          </table:table-cell>
          <table:table-cell office:value-type="string">
            <text:p>TERM:canadian;11</text:p>
          </table:table-cell>
          <table:table-cell table:style-name="Default" office:value-type="string">
            <text:p>CLASS:nationality</text:p>
          </table:table-cell>
          <table:table-cell office:value-type="string">
            <text:p>TERM:caribbean;37</text:p>
          </table:table-cell>
          <table:table-cell table:number-columns-repeated="248"/>
        </table:table-row>
        <table:table-row table:style-name="ro3">
          <table:table-cell office:value-type="string">
            <text:p>The rest of the movie is pretty much mayhem, with the Spartan soldiers fighting off all the troops (plus a few creatures that seem to have wandered in from Middle-earth) under the command of Persian Emperor Xerxes (Brazil's Rodrigo Santoro, from TV's "Lost").</text:p>
          </table:table-cell>
          <table:table-cell office:value-type="string">
            <text:p>CLASS:nationality </text:p>
          </table:table-cell>
          <table:table-cell office:value-type="string">
            <text:p>TERM:persian;38</text:p>
          </table:table-cell>
          <table:table-cell table:style-name="Default"/>
          <table:table-cell table:number-columns-repeated="249"/>
        </table:table-row>
        <table:table-row table:style-name="ro3">
          <table:table-cell office:value-type="string">
            <text:p>The rest of the movie is pretty much mayhem, with the Spartan soldiers fighting off all the troops (plus a few creatures that seem to have wandered in from Middle-earth) under the command of Xerxes, a Persian Emperor (Brazil's Rodrigo Santoro, from TV's "Lost").</text:p>
          </table:table-cell>
          <table:table-cell office:value-type="string">
            <text:p>CLASS:nationality </text:p>
          </table:table-cell>
          <table:table-cell office:value-type="string">
            <text:p>TERM:persian;41</text:p>
          </table:table-cell>
          <table:table-cell table:style-name="Default"/>
          <table:table-cell table:number-columns-repeated="249"/>
        </table:table-row>
        <table:table-row table:style-name="ro3">
          <table:table-cell office:value-type="string">
            <text:p>The rest of the movie is pretty much mayhem, with the Spartan soldiers fighting off all the troops (plus a few creatures that seem to have wandered in from Middle-earth) under the command of Xerxes, a fictional Persian Emperor (Brazil's Rodrigo Santoro, from TV's "Lost").</text:p>
          </table:table-cell>
          <table:table-cell office:value-type="string">
            <text:p>CLASS:nationality </text:p>
          </table:table-cell>
          <table:table-cell office:value-type="string">
            <text:p>TERM:persian;42</text:p>
          </table:table-cell>
          <table:table-cell table:style-name="Default"/>
          <table:table-cell table:number-columns-repeated="249"/>
        </table:table-row>
        <table:table-row table:style-name="ro3">
          <table:table-cell office:value-type="string">
            <text:p>The rest of the movie is pretty much mayhem, with the Spartan soldiers fighting off all the troops (plus a few creatures that seem to have wandered in from Middle-earth) under the command of Xerxes, a Persian Emperor who is fictional (Brazil's Rodrigo Santoro, from TV's "Lost").</text:p>
          </table:table-cell>
          <table:table-cell office:value-type="string">
            <text:p>CLASS:nationality </text:p>
          </table:table-cell>
          <table:table-cell office:value-type="string">
            <text:p>TERM:persian;41</text:p>
          </table:table-cell>
          <table:table-cell table:style-name="Default"/>
          <table:table-cell table:number-columns-repeated="249"/>
        </table:table-row>
        <table:table-row table:style-name="ro4">
          <table:table-cell office:value-type="string">
            <text:p>The rest of the movie is pretty much mayhem, with the Spartan soldiers fighting off all the troops (plus a few creatures that seem to have wandered in from Middle-earth) under the command of Xerxes, the recently crowned Persian Emperor (Brazil's Rodrigo Santoro, from TV's "Lost").</text:p>
          </table:table-cell>
          <table:table-cell office:value-type="string">
            <text:p>CLASS:nationality </text:p>
          </table:table-cell>
          <table:table-cell office:value-type="string">
            <text:p>TERM:persian;43</text:p>
          </table:table-cell>
          <table:table-cell table:style-name="Default"/>
          <table:table-cell table:number-columns-repeated="249"/>
        </table:table-row>
        <table:table-row table:style-name="ro4">
          <table:table-cell office:value-type="string">
            <text:p>The rest of the movie is pretty much mayhem, with the Spartan soldiers fighting off all the troops (plus a few creatures that seem to have wandered in from Middle-earth) under the command of Xerxes, a Persian Emperor, who was recently crowned (Brazil's Rodrigo Santoro, from TV's "Lost").</text:p>
          </table:table-cell>
          <table:table-cell office:value-type="string">
            <text:p>CLASS:nationality </text:p>
          </table:table-cell>
          <table:table-cell office:value-type="string">
            <text:p>TERM:persian;41</text:p>
          </table:table-cell>
          <table:table-cell table:style-name="Default"/>
          <table:table-cell table:number-columns-repeated="249"/>
        </table:table-row>
        <table:table-row table:style-name="ro3">
          <table:table-cell office:value-type="string">
            <text:p>Up close, interior marble surfaces still glow with flowers made of inlaid precious stones, while the lovely giant squiggles of stylized Persian calligraphy on the outside walls put the letters of our dowdy Roman alphabet to shame.</text:p>
          </table:table-cell>
          <table:table-cell office:value-type="string">
            <text:p>CLASS:nationality</text:p>
          </table:table-cell>
          <table:table-cell office:value-type="string">
            <text:p>TERM:persian;24</text:p>
          </table:table-cell>
          <table:table-cell table:number-columns-repeated="250"/>
        </table:table-row>
        <table:table-row table:style-name="ro3">
          <table:table-cell office:value-type="string">
            <text:p>Up close, interior marble surfaces still glow with flowers made of inlaid precious stones, while the lovely giant squiggles of Persian stylized calligraphy, on the outside walls put the letters of our dowdy Roman alphabet to shame.</text:p>
          </table:table-cell>
          <table:table-cell office:value-type="string">
            <text:p>CLASS:nationality</text:p>
          </table:table-cell>
          <table:table-cell office:value-type="string">
            <text:p>TERM:persian;23</text:p>
          </table:table-cell>
          <table:table-cell table:number-columns-repeated="250"/>
        </table:table-row>
        <table:table-row table:style-name="ro3">
          <table:table-cell office:value-type="string">
            <text:p>Up close, interior marble surfaces still glow with flowers made of inlaid precious stones, while the lovely giant squiggles of stylized calligraphy (Persian) on the outside walls put the letters of our dowdy Roman alphabet to shame.</text:p>
          </table:table-cell>
          <table:table-cell office:value-type="string">
            <text:p>CLASS:nationality</text:p>
          </table:table-cell>
          <table:table-cell office:value-type="string">
            <text:p>TERM:persian;26</text:p>
          </table:table-cell>
          <table:table-cell table:number-columns-repeated="250"/>
        </table:table-row>
        <table:table-row table:style-name="ro3">
          <table:table-cell office:value-type="string">
            <text:p>Up close, interior marble surfaces still glow with flowers made of inlaid precious stones, while the lovely giant squiggles of stylized calligraphy, Persian, on the outside walls put the letters of our dowdy Roman alphabet to shame.</text:p>
          </table:table-cell>
          <table:table-cell office:value-type="string">
            <text:p>CLASS:nationality</text:p>
          </table:table-cell>
          <table:table-cell office:value-type="string">
            <text:p>TERM:persian;26</text:p>
          </table:table-cell>
          <table:table-cell table:number-columns-repeated="250"/>
        </table:table-row>
        <table:table-row table:style-name="ro3">
          <table:table-cell office:value-type="string">
            <text:p>Up close, interior marble surfaces still glow with flowers made of inlaid precious stones, while the lovely giant squiggles of stylized calligraphy, of the Persian style, on the outside walls put the letters of our dowdy Roman alphabet to shame.</text:p>
          </table:table-cell>
          <table:table-cell office:value-type="string">
            <text:p>CLASS:nationality</text:p>
          </table:table-cell>
          <table:table-cell office:value-type="string">
            <text:p>TERM:persian;28</text:p>
          </table:table-cell>
          <table:table-cell table:number-columns-repeated="250"/>
        </table:table-row>
        <table:table-row table:style-name="ro3">
          <table:table-cell office:value-type="string">
            <text:p>Up close, interior marble surfaces still glow with flowers made of inlaid precious stones, while the lovely giant squiggles of stylized calligraphy, which was recently identified as Persian, on the outside walls put the letters of our dowdy Roman alphabet to shame.</text:p>
          </table:table-cell>
          <table:table-cell office:value-type="string">
            <text:p>CLASS:nationality</text:p>
          </table:table-cell>
          <table:table-cell office:value-type="string">
            <text:p>TERM:persian;31</text:p>
          </table:table-cell>
          <table:table-cell table:number-columns-repeated="250"/>
        </table:table-row>
        <table:table-row table:style-name="ro6">
          <table:table-cell office:value-type="string">
            <text:p>An Army division commander during the 1990-91 Persian Gulf War, he told the Billings Gazette in Montana in January that President Bush's decision to increase US forces in Baghdad "is too late."</text:p>
          </table:table-cell>
          <table:table-cell office:value-type="string">
            <text:p>CLASS:jobTitle</text:p>
          </table:table-cell>
          <table:table-cell office:value-type="string">
            <text:p>TERM:president;22</text:p>
          </table:table-cell>
          <table:table-cell office:value-type="string">
            <text:p>CLASS:nationality</text:p>
          </table:table-cell>
          <table:table-cell office:value-type="string">
            <text:p>TERM:persian;8</text:p>
          </table:table-cell>
          <table:table-cell table:number-columns-repeated="248"/>
        </table:table-row>
        <table:table-row table:style-name="ro6">
          <table:table-cell office:value-type="string">
            <text:p>During the 1990-91 Persian Gulf War, an Army division commander told the Billings Gazette in Montana in January that the decision President Bush made to increase US forces in Baghdad "is too late."</text:p>
          </table:table-cell>
          <table:table-cell office:value-type="string">
            <text:p>CLASS:jobTitle</text:p>
          </table:table-cell>
          <table:table-cell office:value-type="string">
            <text:p>TERM:president;23</text:p>
          </table:table-cell>
          <table:table-cell office:value-type="string">
            <text:p>CLASS:nationality</text:p>
          </table:table-cell>
          <table:table-cell office:value-type="string">
            <text:p>TERM:persian;4</text:p>
          </table:table-cell>
          <table:table-cell table:number-columns-repeated="248"/>
        </table:table-row>
        <table:table-row table:style-name="ro6">
          <table:table-cell office:value-type="string">
            <text:p>An Army division commander during the 1990-91 Persian Gulf War, he told the Billings Gazette in Montana in January that former President Bush's decision to increase US forces in Baghdad "was too late."</text:p>
          </table:table-cell>
          <table:table-cell office:value-type="string">
            <text:p>CLASS:jobTitle</text:p>
          </table:table-cell>
          <table:table-cell office:value-type="string">
            <text:p>TERM:president;23</text:p>
          </table:table-cell>
          <table:table-cell office:value-type="string">
            <text:p>CLASS:nationality</text:p>
          </table:table-cell>
          <table:table-cell office:value-type="string">
            <text:p>TERM:persian;8</text:p>
          </table:table-cell>
          <table:table-cell table:number-columns-repeated="248"/>
        </table:table-row>
        <table:table-row table:style-name="ro6">
          <table:table-cell office:value-type="string">
            <text:p>President Bush's decision to increase US forces in Baghdad "is too late," an Army divison commander during the 1990-91 Persian Gulf War told the Billings Gazette in Montana in January.</text:p>
          </table:table-cell>
          <table:table-cell office:value-type="string">
            <text:p>CLASS:jobTitle</text:p>
          </table:table-cell>
          <table:table-cell office:value-type="string">
            <text:p>TERM:president;1</text:p>
          </table:table-cell>
          <table:table-cell office:value-type="string">
            <text:p>CLASS:nationality</text:p>
          </table:table-cell>
          <table:table-cell office:value-type="string">
            <text:p>TERM:persian;23</text:p>
          </table:table-cell>
          <table:table-cell table:number-columns-repeated="248"/>
        </table:table-row>
        <table:table-row table:style-name="ro6">
          <table:table-cell office:value-type="string">
            <text:p>An Army division commander during the 1990-91 Persian Gulf War, he told the Billings Gazette in Montana in January that the decision made by Bush, President, to increase US forces in Baghdad "is too late."</text:p>
          </table:table-cell>
          <table:table-cell office:value-type="string">
            <text:p>CLASS:jobTitle</text:p>
          </table:table-cell>
          <table:table-cell office:value-type="string">
            <text:p>TERM:president;28</text:p>
          </table:table-cell>
          <table:table-cell office:value-type="string">
            <text:p>CLASS:nationality</text:p>
          </table:table-cell>
          <table:table-cell office:value-type="string">
            <text:p>TERM:persian;8</text:p>
          </table:table-cell>
          <table:table-cell table:number-columns-repeated="248"/>
        </table:table-row>
        <table:table-row table:style-name="ro6">
          <table:table-cell office:value-type="string">
            <text:p>An Army division commander during the 1990-91 Persian Gulf War, he told the Billings Gazette in Montana in January that the decision made by Bush (President) to increase US forces in Baghdad "is too late."</text:p>
          </table:table-cell>
          <table:table-cell office:value-type="string">
            <text:p>CLASS:jobTitle</text:p>
          </table:table-cell>
          <table:table-cell office:value-type="string">
            <text:p>TERM:president;28</text:p>
          </table:table-cell>
          <table:table-cell office:value-type="string">
            <text:p>CLASS:nationality</text:p>
          </table:table-cell>
          <table:table-cell office:value-type="string">
            <text:p>TERM:persian;8</text:p>
          </table:table-cell>
          <table:table-cell table:number-columns-repeated="248"/>
        </table:table-row>
        <table:table-row table:style-name="ro5">
          <table:table-cell office:value-type="string">
            <text:p>I don't want to lead someone astray, he says as he contemplates for the first time in his life voting for a Mormon -- Mitt Romney -- for president.</text:p>
          </table:table-cell>
          <table:table-cell office:value-type="string">
            <text:p>CLASS:religion</text:p>
          </table:table-cell>
          <table:table-cell office:value-type="string">
            <text:p>TERM:mormon;27</text:p>
          </table:table-cell>
          <table:table-cell office:value-type="string">
            <text:p>CLASS:jobTitle</text:p>
          </table:table-cell>
          <table:table-cell office:value-type="string">
            <text:p>TERM:president;33</text:p>
          </table:table-cell>
          <table:table-cell table:number-columns-repeated="248"/>
        </table:table-row>
        <table:table-row table:style-name="ro5">
          <table:table-cell office:value-type="string">
            <text:p>I don't want to lead someone astray, he says as he contemplates for the first time in his life voting for a Mormon, Mitt Romney, for president.</text:p>
          </table:table-cell>
          <table:table-cell office:value-type="string">
            <text:p>CLASS:religion</text:p>
          </table:table-cell>
          <table:table-cell office:value-type="string">
            <text:p>TERM:mormon;27</text:p>
          </table:table-cell>
          <table:table-cell office:value-type="string">
            <text:p>CLASS:jobTitle</text:p>
          </table:table-cell>
          <table:table-cell office:value-type="string">
            <text:p>TERM:president;33</text:p>
          </table:table-cell>
          <table:table-cell table:number-columns-repeated="248"/>
        </table:table-row>
        <table:table-row table:style-name="ro5">
          <table:table-cell office:value-type="string">
            <text:p>As he contemplates for the first time in his life voting for Mitt Romney, a Mormon, for president, he says, "I don't want to lead someone astray." </text:p>
          </table:table-cell>
          <table:table-cell office:value-type="string">
            <text:p>CLASS:religion</text:p>
          </table:table-cell>
          <table:table-cell office:value-type="string">
            <text:p>TERM:mormon;17</text:p>
          </table:table-cell>
          <table:table-cell office:value-type="string">
            <text:p>CLASS:jobTitle</text:p>
          </table:table-cell>
          <table:table-cell office:value-type="string">
            <text:p>TERM:president;20</text:p>
          </table:table-cell>
          <table:table-cell table:number-columns-repeated="248"/>
        </table:table-row>
        <table:table-row table:style-name="ro5">
          <table:table-cell office:value-type="string">
            <text:p>I don't want to lead someone astray, he says as he contemplates for the first time in his life voting for Mormon Mitt Romney for president.</text:p>
          </table:table-cell>
          <table:table-cell office:value-type="string">
            <text:p>CLASS:religion</text:p>
          </table:table-cell>
          <table:table-cell office:value-type="string">
            <text:p>TERM:mormon;26</text:p>
          </table:table-cell>
          <table:table-cell office:value-type="string">
            <text:p>CLASS:jobTitle</text:p>
          </table:table-cell>
          <table:table-cell office:value-type="string">
            <text:p>TERM:president;30</text:p>
          </table:table-cell>
          <table:table-cell table:number-columns-repeated="248"/>
        </table:table-row>
        <table:table-row table:style-name="ro5">
          <table:table-cell office:value-type="string">
            <text:p>I don't want to lead someone astray, he says as he contemplates for the first time in his life voting for Mitt Romney, a Mormon candidate for president.</text:p>
          </table:table-cell>
          <table:table-cell office:value-type="string">
            <text:p>CLASS:religion</text:p>
          </table:table-cell>
          <table:table-cell office:value-type="string">
            <text:p>TERM:mormon;31</text:p>
          </table:table-cell>
          <table:table-cell office:value-type="string">
            <text:p>CLASS:jobTitle</text:p>
          </table:table-cell>
          <table:table-cell office:value-type="string">
            <text:p>TERM:president;33</text:p>
          </table:table-cell>
          <table:table-cell table:number-columns-repeated="248"/>
        </table:table-row>
        <table:table-row table:style-name="ro5">
          <table:table-cell office:value-type="string">
            <text:p>I don't want to lead someone astray, he says as he contemplates for the first time in his life voting for the Mormon Mitt Romney who is running for president.</text:p>
          </table:table-cell>
          <table:table-cell office:value-type="string">
            <text:p>CLASS:religion</text:p>
          </table:table-cell>
          <table:table-cell office:value-type="string">
            <text:p>TERM:mormon;27</text:p>
          </table:table-cell>
          <table:table-cell office:value-type="string">
            <text:p>CLASS:jobTitle</text:p>
          </table:table-cell>
          <table:table-cell office:value-type="string">
            <text:p>TERM:president;34</text:p>
          </table:table-cell>
          <table:table-cell table:number-columns-repeated="248"/>
        </table:table-row>
        <table:table-row table:style-name="ro4">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one who would be the first Mormon president (Mitt Romney).</text:p>
          </table:table-cell>
          <table:table-cell office:value-type="string">
            <text:p>CLASS:religion</text:p>
          </table:table-cell>
          <table:table-cell office:value-type="string">
            <text:p>TERM:mormon;56</text:p>
          </table:table-cell>
          <table:table-cell office:value-type="string">
            <text:p>CLASS:jobTitle</text:p>
          </table:table-cell>
          <table:table-cell office:value-type="string">
            <text:p>TERM:president;57</text:p>
          </table:table-cell>
          <table:table-cell table:number-columns-repeated="248"/>
        </table:table-row>
        <table:table-row table:style-name="ro4">
          <table:table-cell office:value-type="string">
            <text:p>And it highlights how far the party has come since the 2004 presidential election in its efforts to appeal to religious voters, and the openings Democrats see if the Republicans end up nominating Rudolph W. Giuliani, a candidate who supports abortion rights and gay rights, or Mitt Romney, who would be the first Mormon president.</text:p>
          </table:table-cell>
          <table:table-cell office:value-type="string">
            <text:p>CLASS:religion</text:p>
          </table:table-cell>
          <table:table-cell office:value-type="string">
            <text:p>TERM:mormon;58</text:p>
          </table:table-cell>
          <table:table-cell office:value-type="string">
            <text:p>CLASS:jobTitle</text:p>
          </table:table-cell>
          <table:table-cell office:value-type="string">
            <text:p>TERM:president;59</text:p>
          </table:table-cell>
          <table:table-cell table:number-columns-repeated="248"/>
        </table:table-row>
        <table:table-row table:style-name="ro4">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Mormon Mitt Romney, would be first president of his religion.</text:p>
          </table:table-cell>
          <table:table-cell office:value-type="string">
            <text:p>CLASS:religion</text:p>
          </table:table-cell>
          <table:table-cell office:value-type="string">
            <text:p>TERM:mormon;50</text:p>
          </table:table-cell>
          <table:table-cell office:value-type="string">
            <text:p>CLASS:jobTitle</text:p>
          </table:table-cell>
          <table:table-cell office:value-type="string">
            <text:p>TERM:president;57</text:p>
          </table:table-cell>
          <table:table-cell table:number-columns-repeated="248"/>
        </table:table-row>
        <table:table-row table:style-name="ro3">
          <table:table-cell office:value-type="string">
            <text:p>Would be first Mormon president Mitt Romney and Rudolph W. Giulani, who supports abortion right and gay rights, are up for nomination by the Republicans and highlights how far the party has come since the 2004 presidential election in its efforts to appeal to religious voters.</text:p>
          </table:table-cell>
          <table:table-cell office:value-type="string">
            <text:p>CLASS:religion</text:p>
          </table:table-cell>
          <table:table-cell office:value-type="string">
            <text:p>TERM:mormon;4</text:p>
          </table:table-cell>
          <table:table-cell office:value-type="string">
            <text:p>CLASS:jobTitle</text:p>
          </table:table-cell>
          <table:table-cell office:value-type="string">
            <text:p>TERM:president;5</text:p>
          </table:table-cell>
          <table:table-cell table:number-columns-repeated="248"/>
        </table:table-row>
        <table:table-row table:style-name="ro4">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who would be the first Mormon president, Mitt Romney.</text:p>
          </table:table-cell>
          <table:table-cell office:value-type="string">
            <text:p>CLASS:religion</text:p>
          </table:table-cell>
          <table:table-cell office:value-type="string">
            <text:p>TERM:mormon;55</text:p>
          </table:table-cell>
          <table:table-cell office:value-type="string">
            <text:p>CLASS:jobTitle</text:p>
          </table:table-cell>
          <table:table-cell office:value-type="string">
            <text:p>TERM:president;56</text:p>
          </table:table-cell>
          <table:table-cell table:number-columns-repeated="248"/>
        </table:table-row>
        <table:table-row table:style-name="ro4">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possibly the first Mormon president, Mitt Romney.</text:p>
          </table:table-cell>
          <table:table-cell office:value-type="string">
            <text:p>CLASS:religion</text:p>
          </table:table-cell>
          <table:table-cell office:value-type="string">
            <text:p>TERM:mormon;53</text:p>
          </table:table-cell>
          <table:table-cell office:value-type="string">
            <text:p>CLASS:jobTitle</text:p>
          </table:table-cell>
          <table:table-cell office:value-type="string">
            <text:p>TERM:president;54</text:p>
          </table:table-cell>
          <table:table-cell table:number-columns-repeated="248"/>
        </table:table-row>
        <table:table-row table:style-name="ro5">
          <table:table-cell office:value-type="string">
            <text:p>Instead of being solicited by beggars, Geyer found himself the recipient of gifts: fruit, and dye to smear on his hands and face, as people celebrated the Hindu festival of Holi.</text:p>
          </table:table-cell>
          <table:table-cell office:value-type="string">
            <text:p>CLASS:religion</text:p>
          </table:table-cell>
          <table:table-cell office:value-type="string">
            <text:p>TERM:hindu:32</text:p>
          </table:table-cell>
          <table:table-cell table:number-columns-repeated="250"/>
        </table:table-row>
        <table:table-row table:style-name="ro6">
          <table:table-cell office:value-type="string">
            <text:p>Instead of being solicited by beggars, Geyer found himself the recipient of gifts: fruit, and dye to smear on his hands and face, as people celebrated the festival of Holi, a Hindu tradition.</text:p>
          </table:table-cell>
          <table:table-cell office:value-type="string">
            <text:p>CLASS:religion</text:p>
          </table:table-cell>
          <table:table-cell office:value-type="string">
            <text:p>TERM:hindu:37</text:p>
          </table:table-cell>
          <table:table-cell table:number-columns-repeated="250"/>
        </table:table-row>
        <table:table-row table:style-name="ro5">
          <table:table-cell office:value-type="string">
            <text:p>Instead of being solicited by beggars, Geyer found himself the recipient of gifts: fruit, and dye to smear on his hands and face, as people celebrated Holi, a Hindu festival.</text:p>
          </table:table-cell>
          <table:table-cell office:value-type="string">
            <text:p>CLASS:religion</text:p>
          </table:table-cell>
          <table:table-cell office:value-type="string">
            <text:p>TERM:hindu:34</text:p>
          </table:table-cell>
          <table:table-cell table:number-columns-repeated="250"/>
        </table:table-row>
        <table:table-row table:style-name="ro5">
          <table:table-cell office:value-type="string">
            <text:p>During the Hindu festival, Holi, Geyer found himself the recipient of gift: fruit, and dye to smear on his hands and face, instead of being solicited by beggars.</text:p>
          </table:table-cell>
          <table:table-cell office:value-type="string">
            <text:p>CLASS:religion</text:p>
          </table:table-cell>
          <table:table-cell office:value-type="string">
            <text:p>TERM:hindu:3</text:p>
          </table:table-cell>
          <table:table-cell table:number-columns-repeated="250"/>
        </table:table-row>
        <table:table-row table:style-name="ro6">
          <table:table-cell office:value-type="string">
            <text:p>Instead of being solicited by beggars, Geyer found himself the recipient of gifts: fruit, and dye to smear on his hands and face, as people celebrated Holi, the spring festival of colors, an ancient Hindu tradition.</text:p>
          </table:table-cell>
          <table:table-cell office:value-type="string">
            <text:p>CLASS:religion</text:p>
          </table:table-cell>
          <table:table-cell office:value-type="string">
            <text:p>TERM:hindu:42</text:p>
          </table:table-cell>
          <table:table-cell table:number-columns-repeated="250"/>
        </table:table-row>
        <table:table-row table:style-name="ro6">
          <table:table-cell office:value-type="string">
            <text:p>Instead of being solicited by beggars, Geyer found himself the recipient of gifts: fruit, and dye to smear on his hands and face, as people celebrated the Hindu festival of color, Holi.</text:p>
          </table:table-cell>
          <table:table-cell office:value-type="string">
            <text:p>CLASS:religion</text:p>
          </table:table-cell>
          <table:table-cell office:value-type="string">
            <text:p>TERM:hindu:32</text:p>
          </table:table-cell>
          <table:table-cell table:number-columns-repeated="250"/>
        </table:table-row>
        <table:table-row table:style-name="ro5">
          <table:table-cell office:value-type="string">
            <text:p>Both Warduni and a Christian community leader, Iyad al-Ashouri, accused the Iraqi government, notably the Ministry of Defense, of belittling the extent of the crisis in Mosul.</text:p>
          </table:table-cell>
          <table:table-cell office:value-type="string">
            <text:p>CLASS:religion</text:p>
          </table:table-cell>
          <table:table-cell office:value-type="string">
            <text:p>TERM:christian;5</text:p>
          </table:table-cell>
          <table:table-cell office:value-type="string">
            <text:p>CLASS:jobTitle</text:p>
          </table:table-cell>
          <table:table-cell office:value-type="string">
            <text:p>TERM:leader;7</text:p>
          </table:table-cell>
          <table:table-cell office:value-type="string">
            <text:p>CLASS:nationality</text:p>
          </table:table-cell>
          <table:table-cell office:value-type="string">
            <text:p>TERM:iraqi;14</text:p>
          </table:table-cell>
          <table:table-cell table:number-columns-repeated="246"/>
        </table:table-row>
        <table:table-row table:style-name="ro5">
          <table:table-cell office:value-type="string">
            <text:p>Both Warduni and Christian community leader Iyad al-Ashouri accused the Iraqi Ministry of Defense, of belittling the extent of the crisis in Mosul.</text:p>
          </table:table-cell>
          <table:table-cell office:value-type="string">
            <text:p>CLASS:religion</text:p>
          </table:table-cell>
          <table:table-cell office:value-type="string">
            <text:p>TERM:christian;4</text:p>
          </table:table-cell>
          <table:table-cell office:value-type="string">
            <text:p>CLASS:jobTitle</text:p>
          </table:table-cell>
          <table:table-cell office:value-type="string">
            <text:p>TERM:leader;6</text:p>
          </table:table-cell>
          <table:table-cell office:value-type="string">
            <text:p>CLASS:nationality</text:p>
          </table:table-cell>
          <table:table-cell office:value-type="string">
            <text:p>TERM:iraqi;11</text:p>
          </table:table-cell>
          <table:table-cell table:number-columns-repeated="246"/>
        </table:table-row>
        <table:table-row table:style-name="ro5">
          <table:table-cell office:value-type="string">
            <text:p>Both Warduni and a Christian community leader, Iyad al-Ashouri, accused the Iraqi government, notably the Ministry of Defense, of belittling the extent of the crisis in Mosul.</text:p>
          </table:table-cell>
          <table:table-cell office:value-type="string">
            <text:p>CLASS:religion</text:p>
          </table:table-cell>
          <table:table-cell office:value-type="string">
            <text:p>TERM:christian;5</text:p>
          </table:table-cell>
          <table:table-cell office:value-type="string">
            <text:p>CLASS:jobTitle</text:p>
          </table:table-cell>
          <table:table-cell office:value-type="string">
            <text:p>TERM:leader;7</text:p>
          </table:table-cell>
          <table:table-cell office:value-type="string">
            <text:p>CLASS:nationality</text:p>
          </table:table-cell>
          <table:table-cell office:value-type="string">
            <text:p>TERM:iraqi;14</text:p>
          </table:table-cell>
          <table:table-cell table:number-columns-repeated="246"/>
        </table:table-row>
        <table:table-row table:style-name="ro6">
          <table:table-cell office:value-type="string">
            <text:p>The Iraqi government, notably the Ministry of Defense, was accused of belittling the extent of the crisis in Mosul by Warduni and Iyad al-Ashouri, a Christian community leader.</text:p>
          </table:table-cell>
          <table:table-cell office:value-type="string">
            <text:p>CLASS:religion</text:p>
          </table:table-cell>
          <table:table-cell office:value-type="string">
            <text:p>TERM:christian;29</text:p>
          </table:table-cell>
          <table:table-cell office:value-type="string">
            <text:p>CLASS:jobTitle</text:p>
          </table:table-cell>
          <table:table-cell office:value-type="string">
            <text:p>TERM:leader;31</text:p>
          </table:table-cell>
          <table:table-cell office:value-type="string">
            <text:p>CLASS:nationality</text:p>
          </table:table-cell>
          <table:table-cell office:value-type="string">
            <text:p>TERM:iraqi;2</text:p>
          </table:table-cell>
          <table:table-cell table:number-columns-repeated="246"/>
        </table:table-row>
        <table:table-row table:style-name="ro6">
          <table:table-cell office:value-type="string">
            <text:p>The Iraqi government, notably the Ministry of Defense, was accused of belittling the extent of the crisis in Mosul by Warduni and Iyad al-Ashouri, a Christian and a community leader.</text:p>
          </table:table-cell>
          <table:table-cell office:value-type="string">
            <text:p>CLASS:religion</text:p>
          </table:table-cell>
          <table:table-cell office:value-type="string">
            <text:p>TERM:christian;29</text:p>
          </table:table-cell>
          <table:table-cell office:value-type="string">
            <text:p>CLASS:jobTitle</text:p>
          </table:table-cell>
          <table:table-cell office:value-type="string">
            <text:p>TERM:leader;33</text:p>
          </table:table-cell>
          <table:table-cell office:value-type="string">
            <text:p>CLASS:nationality</text:p>
          </table:table-cell>
          <table:table-cell office:value-type="string">
            <text:p>TERM:iraqi;2</text:p>
          </table:table-cell>
          <table:table-cell table:number-columns-repeated="246"/>
        </table:table-row>
        <table:table-row table:style-name="ro6">
          <table:table-cell office:value-type="string">
            <text:p>Both Warduni and Iyad al-Ashouri, the district's long-standing Christian community leader, accused notably the Ministry of Defense of the Iraqi government, of belittling the extent of the crisis in Mosul.</text:p>
          </table:table-cell>
          <table:table-cell office:value-type="string">
            <text:p>CLASS:religion</text:p>
          </table:table-cell>
          <table:table-cell office:value-type="string">
            <text:p>TERM:christian;11</text:p>
          </table:table-cell>
          <table:table-cell office:value-type="string">
            <text:p>CLASS:jobTitle</text:p>
          </table:table-cell>
          <table:table-cell office:value-type="string">
            <text:p>TERM:leader;13</text:p>
          </table:table-cell>
          <table:table-cell office:value-type="string">
            <text:p>CLASS:nationality</text:p>
          </table:table-cell>
          <table:table-cell office:value-type="string">
            <text:p>TERM:iraqi;23</text:p>
          </table:table-cell>
          <table:table-cell table:number-columns-repeated="246"/>
        </table:table-row>
        <table:table-row table:style-name="ro3">
          <table:table-cell office:value-type="string">
            <text:p>He raised money from wealthy Americans, including Henry Luce, the founder of Time and Life magazines, and in 1919 founded and served as president of Yenching University, a Christian institution whose idyllic campus now is the site of Peking University.</text:p>
          </table:table-cell>
          <table:table-cell office:value-type="string">
            <text:p>CLASS:jobTitle</text:p>
          </table:table-cell>
          <table:table-cell office:value-type="string">
            <text:p>TERM:president;27</text:p>
          </table:table-cell>
          <table:table-cell office:value-type="string">
            <text:p>CLASS:religion</text:p>
          </table:table-cell>
          <table:table-cell office:value-type="string">
            <text:p>TERM:christian;33</text:p>
          </table:table-cell>
          <table:table-cell table:number-columns-repeated="248"/>
        </table:table-row>
        <table:table-row table:style-name="ro3">
          <table:table-cell office:value-type="string">
            <text:p>He founded and served as president of Yenching University, a Christian institution whose idyllic campus now is the site of Peking University in 1919 by raising money from wealthy Americans, including Henry Luce, the founder of Time and Life magazines.</text:p>
          </table:table-cell>
          <table:table-cell office:value-type="string">
            <text:p>CLASS:jobTitle</text:p>
          </table:table-cell>
          <table:table-cell office:value-type="string">
            <text:p>TERM:president;6</text:p>
          </table:table-cell>
          <table:table-cell office:value-type="string">
            <text:p>CLASS:religion</text:p>
          </table:table-cell>
          <table:table-cell office:value-type="string">
            <text:p>TERM:christian;12</text:p>
          </table:table-cell>
          <table:table-cell table:number-columns-repeated="248"/>
        </table:table-row>
        <table:table-row table:style-name="ro5">
          <table:table-cell office:value-type="string">
            <text:p>He was the Christian institution Yenching University president; the institution's idyllic campus now is the site of Peking University. </text:p>
          </table:table-cell>
          <table:table-cell office:value-type="string">
            <text:p>CLASS:jobTitle</text:p>
          </table:table-cell>
          <table:table-cell office:value-type="string">
            <text:p>TERM:president;8</text:p>
          </table:table-cell>
          <table:table-cell office:value-type="string">
            <text:p>CLASS:religion</text:p>
          </table:table-cell>
          <table:table-cell office:value-type="string">
            <text:p>TERM:christian;4</text:p>
          </table:table-cell>
          <table:table-cell table:number-columns-repeated="248"/>
        </table:table-row>
        <table:table-row table:style-name="ro3">
          <table:table-cell office:value-type="string">
            <text:p>He raised money from wealthy Americans, including Henry Luce, the founder of Time and Life magazines, and in 1919 founded and served as president of Yenching University, the country's most prominent Christian institution whose idyllic campus now is the site of Peking University.</text:p>
          </table:table-cell>
          <table:table-cell office:value-type="string">
            <text:p>CLASS:jobTitle</text:p>
          </table:table-cell>
          <table:table-cell office:value-type="string">
            <text:p>TERM:president;27</text:p>
          </table:table-cell>
          <table:table-cell office:value-type="string">
            <text:p>CLASS:religion</text:p>
          </table:table-cell>
          <table:table-cell office:value-type="string">
            <text:p>TERM:christian;37</text:p>
          </table:table-cell>
          <table:table-cell table:number-columns-repeated="248"/>
        </table:table-row>
        <table:table-row table:style-name="ro3">
          <table:table-cell office:value-type="string">
            <text:p>He raised money from wealthy Americans, including Henry Luce, the founder of Time and Life magazines, and in 1919 founded and served as president of Yenching University (a Christian institution) whose idyllic campus now is the site of Peking University.</text:p>
          </table:table-cell>
          <table:table-cell office:value-type="string">
            <text:p>CLASS:jobTitle</text:p>
          </table:table-cell>
          <table:table-cell office:value-type="string">
            <text:p>TERM:president;27</text:p>
          </table:table-cell>
          <table:table-cell office:value-type="string">
            <text:p>CLASS:religion</text:p>
          </table:table-cell>
          <table:table-cell office:value-type="string">
            <text:p>TERM:christian;33</text:p>
          </table:table-cell>
          <table:table-cell table:number-columns-repeated="248"/>
        </table:table-row>
        <table:table-row table:style-name="ro3">
          <table:table-cell office:value-type="string">
            <text:p>He raised money from wealthy Americans, including Henry Luce, the founder of Time and Life magazines, and in 1919 founded and served as president of Yenching University, whose idyllic campus now is the site of Peking University, a Christian institution.</text:p>
          </table:table-cell>
          <table:table-cell office:value-type="string">
            <text:p>CLASS:jobTitle</text:p>
          </table:table-cell>
          <table:table-cell office:value-type="string">
            <text:p>TERM:president;27</text:p>
          </table:table-cell>
          <table:table-cell office:value-type="string">
            <text:p>CLASS:religion</text:p>
          </table:table-cell>
          <table:table-cell office:value-type="string">
            <text:p>TERM:christian;44</text:p>
          </table:table-cell>
          <table:table-cell table:number-columns-repeated="248"/>
        </table:table-row>
        <table:table-row table:style-name="ro6">
          <table:table-cell office:value-type="string">
            <text:p>A change of borders today is not threatening God's sovereignty or God's promises, said Susan Michael, the U.S. director of the International Christian Embassy Jerusalem.</text:p>
          </table:table-cell>
          <table:table-cell office:value-type="string">
            <text:p>CLASS:nationality</text:p>
          </table:table-cell>
          <table:table-cell office:value-type="string">
            <text:p>TERM:u.s.;24</text:p>
          </table:table-cell>
          <table:table-cell office:value-type="string">
            <text:p>CLASS:religion</text:p>
          </table:table-cell>
          <table:table-cell office:value-type="string">
            <text:p>TERM:christian;29</text:p>
          </table:table-cell>
          <table:table-cell table:number-columns-repeated="248"/>
        </table:table-row>
        <table:table-row table:style-name="ro5">
          <table:table-cell office:value-type="string">
            <text:p>A change of borders today is not threatening God's sovereignty or God's promises, said U.S. director Susan Michael, of the International Christian Embassy Jerusalem.</text:p>
          </table:table-cell>
          <table:table-cell office:value-type="string">
            <text:p>CLASS:nationality</text:p>
          </table:table-cell>
          <table:table-cell office:value-type="string">
            <text:p>TERM:u.s.;20</text:p>
          </table:table-cell>
          <table:table-cell office:value-type="string">
            <text:p>CLASS:religion</text:p>
          </table:table-cell>
          <table:table-cell office:value-type="string">
            <text:p>TERM:christian;28</text:p>
          </table:table-cell>
          <table:table-cell table:number-columns-repeated="248"/>
        </table:table-row>
        <table:table-row table:style-name="ro5">
          <table:table-cell office:value-type="string">
            <text:p>The U.S. director of the International Christian Embassy Jerusalem Susan Michael said, "a change of borders today is not threatening God's sovereignty or God's promises." </text:p>
          </table:table-cell>
          <table:table-cell office:value-type="string">
            <text:p>CLASS:nationality</text:p>
          </table:table-cell>
          <table:table-cell office:value-type="string">
            <text:p>TERM:u.s.;2</text:p>
          </table:table-cell>
          <table:table-cell office:value-type="string">
            <text:p>CLASS:religion</text:p>
          </table:table-cell>
          <table:table-cell office:value-type="string">
            <text:p>TERM:christian;7</text:p>
          </table:table-cell>
          <table:table-cell table:number-columns-repeated="248"/>
        </table:table-row>
        <table:table-row table:style-name="ro5">
          <table:table-cell office:value-type="string">
            <text:p>A change of borders today is not threatening God's sovereignty or God's promises, said Susan Michael, the International Christian Embassy Jerusalem's U.S. Director.</text:p>
          </table:table-cell>
          <table:table-cell office:value-type="string">
            <text:p>CLASS:nationality</text:p>
          </table:table-cell>
          <table:table-cell office:value-type="string">
            <text:p>TERM:u.s.;29</text:p>
          </table:table-cell>
          <table:table-cell office:value-type="string">
            <text:p>CLASS:religion</text:p>
          </table:table-cell>
          <table:table-cell office:value-type="string">
            <text:p>TERM:christian;25</text:p>
          </table:table-cell>
          <table:table-cell table:number-columns-repeated="248"/>
        </table:table-row>
        <table:table-row table:style-name="ro5">
          <table:table-cell office:value-type="string">
            <text:p>A change of borders today is not threatening God's sovereignty or God's promises, said Susan Michael (U.S. director of the International Christian Embassy Jerusalem).</text:p>
          </table:table-cell>
          <table:table-cell office:value-type="string">
            <text:p>CLASS:nationality</text:p>
          </table:table-cell>
          <table:table-cell office:value-type="string">
            <text:p>TERM:u.s.;23</text:p>
          </table:table-cell>
          <table:table-cell office:value-type="string">
            <text:p>CLASS:religion</text:p>
          </table:table-cell>
          <table:table-cell office:value-type="string">
            <text:p>TERM:christian;28</text:p>
          </table:table-cell>
          <table:table-cell table:number-columns-repeated="248"/>
        </table:table-row>
        <table:table-row table:style-name="ro6">
          <table:table-cell office:value-type="string">
            <text:p>A change of borders today is not threatening God's sovereignty or God's promises, said Susan Michael, the recently appointed U.S. director of the International Christian Embassy Jerusalem.</text:p>
          </table:table-cell>
          <table:table-cell office:value-type="string">
            <text:p>CLASS:nationality</text:p>
          </table:table-cell>
          <table:table-cell office:value-type="string">
            <text:p>TERM:u.s.;26</text:p>
          </table:table-cell>
          <table:table-cell office:value-type="string">
            <text:p>CLASS:religion</text:p>
          </table:table-cell>
          <table:table-cell office:value-type="string">
            <text:p>TERM:christian;31</text:p>
          </table:table-cell>
          <table:table-cell table:number-columns-repeated="248"/>
        </table:table-row>
        <table:table-row table:style-name="ro12">
          <table:table-cell table:number-columns-repeated="253"/>
        </table:table-row>
        <table:table-row table:style-name="ro13">
          <table:table-cell table:style-name="ce5"/>
          <table:table-cell table:number-columns-repeated="252"/>
        </table:table-row>
        <table:table-row table:style-name="ro13" table:number-rows-repeated="1048470">
          <table:table-cell table:number-columns-repeated="253"/>
        </table:table-row>
        <table:table-row table:style-name="ro13">
          <table:table-cell table:number-columns-repeated="253"/>
        </table:table-row>
        <table:named-expressions>
          <table:named-range table:name="Excel_BuiltIn__FilterDatabase" table:base-cell-address="$'original sentences'.$A$1" table:cell-range-address="$'modified sentences'.$A$1:.$G$103"/>
        </table:named-expressions>
      </table:table>
      <table:named-expressions>
        <table:named-range table:name="__Anonymous_Sheet_DB__1" table:base-cell-address="$'original sentences'.$A$1" table:cell-range-address="$'modified sentences'.$A$1:.$G$103"/>
      </table:named-expressions>
      <table:database-ranges>
        <table:database-range table:name="Excel_BuiltIn__FilterDatabase" table:target-range-address="'modified sentences'.A1:'modified sentences'.G10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0">11/20/2014</text:date>, <text:time>16:06:11</text:time></text:p>
        </style:region-right>
      </style:header>
      <style:header-left style:display="false"/>
      <style:footer>
        <text:p>Page <text:page-number>1</text:page-number> / <text:page-count>99</text:page-count></text:p>
      </style:footer>
      <style:footer-left style:display="false"/>
    </style:master-page>
    <style:master-page style:name="PageStyle_5f_original_20_sentences" style:display-name="PageStyle_original sentences" style:page-layout-name="Mpm3">
      <style:header style:display="false"/>
      <style:header-left style:display="false"/>
      <style:footer style:display="false"/>
      <style:footer-left style:display="false"/>
    </style:master-page>
    <style:master-page style:name="PageStyle_5f_modified_20_sentences" style:display-name="PageStyle_modified senten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Gene Kim</dc:creator>
    <dc:date>2014-11-20T16:06:11.48</dc:date>
    <meta:editing-cycles>138</meta:editing-cycles>
    <meta:editing-duration>PT3H44M45S</meta:editing-duration>
    <meta:generator>OpenOffice/4.1.1$Win32 OpenOffice.org_project/411m6$Build-9775</meta:generator>
    <meta:document-statistic meta:table-count="2" meta:cell-count="534" meta:object-count="0"/>
  </office:meta>
</office:document-meta>
</file>